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7a7a5a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draw:fill-color="#b3b3b3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541cm" svg:y="-4.977cm"/>
          <draw:glue-point draw:id="5" svg:x="-0.732cm" svg:y="-4.977cm"/>
          <draw:glue-point draw:id="6" svg:x="0.077cm" svg:y="-4.977cm"/>
          <draw:glue-point draw:id="7" svg:x="-5.007cm" svg:y="5.019cm"/>
          <draw:glue-point draw:id="8" svg:x="3.37cm" svg:y="5.019cm"/>
          <draw:glue-point draw:id="9" svg:x="5.565cm" svg:y="-3.596cm"/>
          <draw:glue-point draw:id="10" svg:x="5.565cm" svg:y="-1.424cm"/>
          <draw:glue-point draw:id="11" svg:x="1.042cm" svg:y="-1.416cm"/>
          <draw:polygon draw:style-name="gr1" draw:layer="layout" svg:width="0.266cm" svg:height="0.945cm" svg:x="0.185cm" svg:y="0.118cm" svg:viewBox="0 0 267 946" draw:points="0,946 267,946 267,0 0,0">
            <text:p/>
          </draw:polygon>
          <draw:polyline draw:style-name="gr2" draw:layer="layout" svg:width="0.266cm" svg:height="0.945cm" svg:x="0.185cm" svg:y="0.118cm" svg:viewBox="0 0 267 946" draw:points="0,946 267,946 267,0 0,0 0,946">
            <text:p/>
          </draw:polyline>
          <draw:polygon draw:style-name="gr1" draw:layer="layout" svg:width="0.598cm" svg:height="0.945cm" svg:x="0.009cm" svg:y="1.055cm" svg:viewBox="0 0 599 946" draw:points="0,946 175,0 441,0 599,946">
            <text:p/>
          </draw:polygon>
          <draw:polyline draw:style-name="gr2" draw:layer="layout" svg:width="0.598cm" svg:height="0.945cm" svg:x="0.009cm" svg:y="1.055cm" svg:viewBox="0 0 599 946" draw:points="0,946 175,0 441,0 599,946">
            <text:p/>
          </draw:polyline>
          <draw:polyline draw:style-name="gr2" draw:layer="layout" svg:width="0.546cm" svg:height="1.875cm" svg:x="0cm" svg:y="0.125cm" svg:viewBox="0 0 547 1876" draw:points="0,1876 547,1602 103,1351 473,1122 199,937 443,612 192,405 451,176 185,0">
            <text:p/>
          </draw:polyline>
          <draw:polyline draw:style-name="gr2" draw:layer="layout" svg:width="0.527cm" svg:height="1.875cm" svg:x="0.084cm" svg:y="0.125cm" svg:viewBox="0 0 528 1876" draw:points="528,1876 0,1602 443,1351 73,1122 347,937 103,612 355,405 96,176 362,0">
            <text:p/>
          </draw:polyline>
          <draw:polyline draw:style-name="gr2" draw:layer="layout" svg:width="0.244cm" svg:height="0.118cm" svg:x="0.191cm" svg:y="0cm" svg:viewBox="0 0 245 119" draw:points="245,119 0,119 61,0 180,0 245,119">
            <text:p/>
          </draw:polyline>
          <draw:path draw:style-name="gr2" draw:layer="layout" svg:width="0.181cm" svg:height="0.323cm" svg:x="0.549cm" svg:y="0.114cm" svg:viewBox="0 0 182 324" svg:d="m0 27 22-27h15v141h91l8 9h9l14-15c14-5 23 22 23 22v10c0 0-9 27-23 21l-14-14h-9l-8 8h-91v142h-15l-22-27">
            <text:p/>
          </draw:path>
          <draw:path draw:style-name="gr3" draw:layer="layout" svg:width="0.118cm" svg:height="0.269cm" svg:x="0.431cm" svg:y="0.141cm" svg:viewBox="0 0 119 270" svg:d="m119 270h-48c-26-29-22-88-22-88h-49v-95h49c0 0-4-59 22-87h48z">
            <text:p/>
          </draw:path>
          <draw:path draw:style-name="gr2" draw:layer="layout" svg:width="0.118cm" svg:height="0.269cm" svg:x="0.431cm" svg:y="0.141cm" svg:viewBox="0 0 119 270" svg:d="m119 270h-48c-26-29-22-88-22-88h-49v-41-13-41h49c0 0-4-59 22-87h48v269">
            <text:p/>
          </draw:path>
          <draw:path draw:style-name="gr2" draw:layer="layout" svg:width="0.181cm" svg:height="0.323cm" svg:x="0.549cm" svg:y="0.114cm" svg:viewBox="0 0 182 324" svg:d="m0 27 22-27h15v141h91l8 9h9l14-15c14-5 23 22 23 22v10c0 0-9 27-23 21l-14-14h-9l-8 8h-91v142h-15l-22-27">
            <text:p/>
          </draw:path>
          <draw:path draw:style-name="gr3" draw:layer="layout" svg:width="0.118cm" svg:height="0.269cm" svg:x="0.431cm" svg:y="0.141cm" svg:viewBox="0 0 119 270" svg:d="m119 270h-48c-26-29-22-88-22-88h-49v-95h49c0 0-4-59 22-87h48z">
            <text:p/>
          </draw:path>
          <draw:path draw:style-name="gr2" draw:layer="layout" svg:width="0.118cm" svg:height="0.269cm" svg:x="0.431cm" svg:y="0.141cm" svg:viewBox="0 0 119 270" svg:d="m119 270h-48c-26-29-22-88-22-88h-49v-41-13-41h49c0 0-4-59 22-87h48v269">
            <text:p/>
          </draw:path>
          <draw:path draw:style-name="gr2" draw:layer="layout" svg:width="0.181cm" svg:height="0.323cm" svg:x="0.549cm" svg:y="0.55cm" svg:viewBox="0 0 182 324" svg:d="m0 27 22-27h15v141h91l8 9h9l14-15c14-5 23 22 23 22v10c0 0-9 27-23 21l-14-14h-9l-8 8h-91v142h-15l-22-27">
            <text:p/>
          </draw:path>
          <draw:path draw:style-name="gr3" draw:layer="layout" svg:width="0.118cm" svg:height="0.269cm" svg:x="0.431cm" svg:y="0.577cm" svg:viewBox="0 0 119 270" svg:d="m119 270h-48c-26-29-22-88-22-88h-49v-95h49c0 0-4-59 22-87h48z">
            <text:p/>
          </draw:path>
          <draw:path draw:style-name="gr2" draw:layer="layout" svg:width="0.118cm" svg:height="0.269cm" svg:x="0.431cm" svg:y="0.577cm" svg:viewBox="0 0 119 270" svg:d="m119 270h-48c-26-29-22-88-22-88h-49v-41-13-41h49c0 0-4-59 22-87h48v269">
            <text:p/>
          </draw:path>
          <draw:path draw:style-name="gr2" draw:layer="layout" svg:width="0.181cm" svg:height="0.323cm" svg:x="0.549cm" svg:y="0.55cm" svg:viewBox="0 0 182 324" svg:d="m0 27 22-27h15v141h91l8 9h9l14-15c14-5 23 22 23 22v10c0 0-9 27-23 21l-14-14h-9l-8 8h-91v142h-15l-22-27">
            <text:p/>
          </draw:path>
          <draw:path draw:style-name="gr3" draw:layer="layout" svg:width="0.118cm" svg:height="0.269cm" svg:x="0.431cm" svg:y="0.577cm" svg:viewBox="0 0 119 270" svg:d="m119 270h-48c-26-29-22-88-22-88h-49v-95h49c0 0-4-59 22-87h48z">
            <text:p/>
          </draw:path>
          <draw:path draw:style-name="gr2" draw:layer="layout" svg:width="0.118cm" svg:height="0.269cm" svg:x="0.431cm" svg:y="0.577cm" svg:viewBox="0 0 119 270" svg:d="m119 270h-48c-26-29-22-88-22-88h-49v-41-13-41h49c0 0-4-59 22-87h48v26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Radio Tower</dc:title>
    <meta:creation-date>2011-02-07T16:35:21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